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9E000059EC69F2D4F1.svm"/>
  <manifest:file-entry manifest:media-type="" manifest:full-path="Pictures/2000000700004FCB00003379AE1600FE.svm"/>
  <manifest:file-entry manifest:media-type="" manifest:full-path="Pictures/20000007000050350000557ADE6DA132.svm"/>
  <manifest:file-entry manifest:media-type="" manifest:full-path="Pictures/2000000700005084000061928790572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text-properties style:language-asian="ja" style:country-asian="JP"/>
    </style:style>
    <style:style style:name="P4" style:family="paragraph" style:parent-style-name="Standard" style:list-style-name="L1">
      <style:text-properties style:language-asian="ja" style:country-asian="JP"/>
    </style:style>
    <style:style style:name="P5" style:family="paragraph" style:parent-style-name="Standard" style:list-style-name="L2">
      <style:text-properties style:language-asian="ja" style:country-asian="JP"/>
    </style:style>
    <style:style style:name="P6" style:family="paragraph" style:parent-style-name="Standard" style:list-style-name="L3">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秀丸エディからVisual Studioを制御するマクロ</text:p>
      <text:p text:style-name="Standard"/>
      <text:p text:style-name="P1"/>
      <text:p text:style-name="P1"/>
      <text:p text:style-name="P1">初めに</text:p>
      <text:p text:style-name="P1">実際の動作イメージを画像を交えて概要だけ説明します。</text:p>
      <text:p text:style-name="P1">インストールや動作環境などは visual_studio_readme.txt を参照してください。</text:p>
      <text:p text:style-name="P1"/>
      <text:p text:style-name="P1"/>
      <text:p text:style-name="P1">動作イメージ</text:p>
      <text:p text:style-name="P1"><draw:frame draw:style-name="fr1" draw:name="グラフィックス1" text:anchor-type="paragraph" svg:width="16.214cm" svg:height="17.438cm" draw:z-index="0"><draw:image xlink:href="Pictures/200000070000539E000059EC69F2D4F1.svm" xlink:type="simple" xlink:show="embed" xlink:actuate="onLoad"/></draw:frame></text:p>
      <text:p text:style-name="P1"/>
      <text:p text:style-name="P1"/>
      <text:p text:style-name="P3">動作概要</text:p>
      <text:p text:style-name="P1"/>
      <text:list xml:id="list34512112" text:style-name="L1">
        <text:list-item>
          <text:p text:style-name="P4">メニューから「コンパイル／リビルド／デバッグ・・・」の動作を選択する方式です。</text:p>
        </text:list-item>
        <text:list-item>
          <text:p text:style-name="P4">出力はアウトプット枠へ表示します、コンパイルエラーのあるファイル名位置で改行キーを押すかマウスクリックすると該当のファイル名と行位置へジャンプできます。</text:p>
        </text:list-item>
      </text:list>
      <text:p text:style-name="P1"/>
      <text:p text:style-name="P1"/>
      <text:p text:style-name="P1"><draw:frame draw:style-name="fr2" draw:name="グラフィックス2" text:anchor-type="paragraph" svg:width="17cm" svg:height="10.964cm" draw:z-index="1"><draw:image xlink:href="Pictures/2000000700004FCB00003379AE1600FE.svm" xlink:type="simple" xlink:show="embed" xlink:actuate="onLoad"/></draw:frame></text:p>
      <text:p text:style-name="P1"/>
      <text:p text:style-name="P1"/>
      <text:p text:style-name="P3">おまけ機能</text:p>
      <text:p text:style-name="P1"/>
      <text:list xml:id="list34514754" text:style-name="L2">
        <text:list-item>
          <text:p text:style-name="P5">Visual Studioに登録してあるファイル(cpp/h...etc)から秀丸のプロジェクトファイル(.hmbook)を作る機能があります。</text:p>
        </text:list-item>
        <text:list-item>
          <text:p text:style-name="P5">visual_studio_menu_simple.mac 90行目付近 のコメントを参照してください。 </text:p>
          <text:p text:style-name="P5">if(0) を if(1) に変更すると有効になります。</text:p>
        </text:list-item>
      </text:list>
      <text:p text:style-name="P1"/>
      <text:p text:style-name="P1">動作イメージ</text:p>
      <text:p text:style-name="P1"><draw:frame draw:style-name="fr3" draw:name="グラフィックス3" text:anchor-type="paragraph" svg:x="-0.002cm" svg:y="0cm" svg:width="17cm" svg:height="18.117cm" draw:z-index="2"><draw:image xlink:href="Pictures/20000007000050350000557ADE6DA132.svm" xlink:type="simple" xlink:show="embed" xlink:actuate="onLoad"/></draw:frame></text:p>
      <text:p text:style-name="P1">ぱっと見、秀丸エディタがVisual Studioっぽくなります。BMPをダブルクリックすると秀丸エディタがテキストファイルとして開こうとするので・・・・気をつけてください。</text:p>
      <text:p text:style-name="P3">Visual Studio 2010 の表示</text:p>
      <text:p text:style-name="P1"/>
      <text:p text:style-name="P1"><draw:frame draw:style-name="fr2" draw:name="グラフィックス4" text:anchor-type="paragraph" svg:width="17cm" svg:height="20.6cm" draw:z-index="3"><draw:image xlink:href="Pictures/2000000700005084000061928790572C.svm" xlink:type="simple" xlink:show="embed" xlink:actuate="onLoad"/></draw:frame></text:p>
      <text:p text:style-name="P1"/>
      <text:p text:style-name="P3">最後に</text:p>
      <text:list xml:id="list34494460" text:style-name="L3">
        <text:list-item>
          <text:p text:style-name="P6">C++のプロジェクトで説明しましたが、C#とVBのプロジェクトで動作することを確認しています。</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0:56:35.05</meta:creation-date>
    <dc:date>2011-04-02T14:38:27.82</dc:date>
    <meta:editing-duration>PT54M7S</meta:editing-duration>
    <meta:editing-cycles>21</meta:editing-cycles>
    <meta:generator>OpenOffice.org/3.3$Win32 OpenOffice.org_project/330m20$Build-9567</meta:generator>
    <meta:document-statistic meta:table-count="0" meta:image-count="4" meta:object-count="0" meta:page-count="5" meta:paragraph-count="17" meta:word-count="199" meta:character-count="561"/>
  </office:meta>
</office:document-meta>
</file>